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8-pre.1</text:p>
      <text:list text:style-name="L1">
        <text:list-item>
          <text:p text:style-name="P1">Add AnarSec to links</text:p>
        </text:list-item>
        <text:list-item>
          <text:p text:style-name="P1">[CI/CD] chore: fix automatic VT scans</text:p>
        </text:list-item>
        <text:list-item>
          <text:p text:style-name="P1">Appendix D: remove trailing period in title</text:p>
        </text:list-item>
        <text:list-item>
          <text:p text:style-name="P1">Add Quantum-resistance and update good crypto algos</text:p>
        </text:list-item>
        <text:list-item>
          <text:p text:style-name="P1">[CI/CD] chore: lock old issues &amp; pull requests</text:p>
        </text:list-item>
      </text:list>
      <text:p text:style-name="First_20_paragraph">v1.1.7</text:p>
      <text:list text:style-name="L2">
        <text:list-item>
          <text:p text:style-name="P2">Add A.P. Open Collective link</text:p>
        </text:list-item>
        <text:list-item>
          <text:p text:style-name="P2">Remove in memoriam for Lena per her wishes</text:p>
        </text:list-item>
        <text:list-item>
          <text:p text:style-name="P2">Add Lucas as NTH mod</text:p>
        </text:list-item>
        <text:list-item>
          <text:p text:style-name="P2">Fix missing inline image leftover from previous PRs</text:p>
        </text:list-item>
        <text:list-item>
          <text:p text:style-name="P2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3">
        <text:list-item>
          <text:p text:style-name="P3">Fixed the errors in pandoc (Tex2PDF) build</text:p>
        </text:list-item>
        <text:list-item>
          <text:p text:style-name="P3">Updated Tor .onion links</text:p>
        </text:list-item>
        <text:list-item>
          <text:p text:style-name="P3">Drank a lulz amount of espresso</text:p>
        </text:list-item>
        <text:list-item>
          <text:p text:style-name="P3">Cleaned up garbage</text:p>
        </text:list-item>
        <text:list-item>
          <text:p text:style-name="P3">Removed unused links</text:p>
        </text:list-item>
        <text:list-item>
          <text:p text:style-name="P3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Hitchhiker's Guide to Online Anonymity</dc:title>
    <dc:creator/>
  </office:meta>
</office:document-meta>
</file>